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100000037D6FCE8D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5cm" fo:min-width="18.81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8cm" fo:min-width="18.822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8cm" fo:min-width="1.8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98cm" svg:height="7.715cm" svg:x="1.062cm" svg:y="1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.398cm" svg:height="0.574cm" svg:x="1.062cm" svg:y="1.093cm">
          <text:p text:style-name="P1"><text:span text:style-name="T1">Display Loan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cm" svg:height="0.25cm" svg:x="1.232cm" svg:y="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1cm" svg:height="0.25cm" svg:x="1.627cm" svg:y="1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cm" svg:height="0.249cm" svg:x="2.023cm" svg:y="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298cm" svg:height="4.494cm" svg:x="19.785cm" svg:y="2.473cm">
          <draw:image xlink:href="Pictures/10000201000000100000037D6FCE8DD9.png" xlink:type="simple" xlink:show="embed" xlink:actuate="onLoad">
            <text:p/>
          </draw:image>
        </draw:frame>
        <draw:custom-shape draw:style-name="gr7" draw:text-style-name="P3" draw:layer="layout" svg:width="2.415cm" svg:height="0.412cm" svg:x="17.693cm" svg:y="8.302cm">
          <text:p text:style-name="P1"><text:span text:style-name="T2">Sor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415cm" svg:height="0.412cm" svg:x="1.393cm" svg:y="8.303cm">
          <text:p text:style-name="P1"><text:span text:style-name="T2">Back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6T16:07:10.763617000</dc:date>
    <meta:editing-duration>P1DT1H28M13S</meta:editing-duration>
    <meta:editing-cycles>38</meta:editing-cycles>
    <meta:generator>LibreOffice/4.3.2.2$MacOSX_x86 LibreOffice_project/edfb5295ba211bd31ad47d0bad0118690f76407d</meta:generator>
    <meta:document-statistic meta:object-count="8"/>
  </office:meta>
</office:document-meta>
</file>